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erif" fo:font-size="11pt" fo:font-weight="bold" officeooo:rsid="0005fa9d" officeooo:paragraph-rsid="0005fa9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05fa9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fa9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ntum machine learning takes these ambitions a step further: quantum computing enrolls the help of nature at a subatomic level to aid the learning process. <text:span text:style-name="T3">Richard Feynman proposed using quantum computers for machine learning problems </text:span></text:p>
      <text:p text:style-name="P1"><text:span text:style-name="T3"/></text:p>
      <text:p text:style-name="P2"><text:span text:style-name="T3">C</text:span><text:span text:style-name="T2">onvex optimization-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3:36:01.190016463</meta:creation-date>
    <meta:generator>LibreOffice/5.4.6.2$Linux_X86_64 LibreOffice_project/40m0$Build-2</meta:generator>
    <dc:date>2018-09-13T03:44:03.500396887</dc:date>
    <meta:editing-duration>PT8M4S</meta:editing-duration>
    <meta:editing-cycles>2</meta:editing-cycles>
    <meta:document-statistic meta:table-count="0" meta:image-count="0" meta:object-count="0" meta:page-count="1" meta:paragraph-count="2" meta:word-count="37" meta:character-count="258" meta:non-whitespace-character-count="221"/>
  </office:meta>
</office:document-meta>
</file>